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9:36:09.503382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10-25T19:37:02.706377649</dc:date>
    <meta:editing-duration>P8DT10H14M51S</meta:editing-duration>
    <meta:editing-cycles>571</meta:editing-cycles>
    <meta:generator>LibreOffice/5.2.7.2$Linux_X86_64 LibreOffice_project/20m0$Build-2</meta:generator>
    <meta:document-statistic meta:table-count="1" meta:cell-count="4762" meta:object-count="0"/>
  </office:meta>
</office:document-meta>
</file>